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9c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9c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9c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9c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9c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9c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9c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9c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9c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9c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9c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9c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9c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9c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9c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9c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9c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son Antonio Alvarez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5706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son Antonio Alvarez Angari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8899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3.3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4"/>
    <meta:template xlink:type="simple" xlink:actuate="onRequest" xlink:title="Normal" xlink:href=""/>
  </office:meta>
</office:document-meta>
</file>